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mb With filtering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SIZ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,b,c</text:p>
          </table:table-cell>
          <table:table-cell office:value-type="string" calcext:value-type="string">
            <text:p>1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DE1</text:p>
          </table:table-cell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DE2</text:p>
          </table:table-cell>
          <table:table-cell office:value-type="string" calcext:value-type="string">
            <text:p>a, z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DE3</text:p>
          </table:table-cell>
          <table:table-cell office:value-type="string" calcext:value-type="string">
            <text:p>a, 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DE4</text:p>
          </table:table-cell>
          <table:table-cell office:value-type="string" calcext:value-type="string">
            <text:p>a,z,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DE5</text:p>
          </table:table-cell>
          <table:table-cell office:value-type="string" calcext:value-type="string">
            <text:p>a,z,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DE6</text:p>
          </table:table-cell>
          <table:table-cell office:value-type="string" calcext:value-type="string">
            <text:p>a,m,q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DE7</text:p>
          </table:table-cell>
          <table:table-cell office:value-type="string" calcext:value-type="string">
            <text:p>a,m,p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71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156.19846" calcext:value-type="float">
            <text:p>1543153156.1984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713426" calcext:value-type="float">
            <text:p>0.71342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156.91189" calcext:value-type="float">
            <text:p>1543153156.91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7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166.91555" calcext:value-type="float">
            <text:p>1543153166.9155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1885" calcext:value-type="float">
            <text:p>0.5188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167.4344" calcext:value-type="float">
            <text:p>1543153167.4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8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177.43811" calcext:value-type="float">
            <text:p>1543153177.4381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473138" calcext:value-type="float">
            <text:p>0.47313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177.91125" calcext:value-type="float">
            <text:p>1543153177.911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187.91482" calcext:value-type="float">
            <text:p>1543153187.9148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2038" calcext:value-type="float">
            <text:p>0.5203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188.4352" calcext:value-type="float">
            <text:p>1543153188.4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22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198.43827" calcext:value-type="float">
            <text:p>1543153198.43827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0773" calcext:value-type="float">
            <text:p>0.5077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198.946" calcext:value-type="float">
            <text:p>1543153198.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7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208.94974" calcext:value-type="float">
            <text:p>1543153208.9497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19783" calcext:value-type="float">
            <text:p>0.51978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209.46952" calcext:value-type="float">
            <text:p>1543153209.46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95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219.47328" calcext:value-type="float">
            <text:p>1543153219.4732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9612" calcext:value-type="float">
            <text:p>0.5961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220.69397" calcext:value-type="float">
            <text:p>1543153220.693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230.73099" calcext:value-type="float">
            <text:p>1543153230.7309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2607" calcext:value-type="float">
            <text:p>0.5260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230.59917" calcext:value-type="float">
            <text:p>1543153230.59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47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240.60295" calcext:value-type="float">
            <text:p>1543153240.6029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21722" calcext:value-type="float">
            <text:p>0.52172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241.12467" calcext:value-type="float">
            <text:p>1543153241.12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5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251.12833" calcext:value-type="float">
            <text:p>1543153251.1283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32895" calcext:value-type="float">
            <text:p>0.53289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251.66122" calcext:value-type="float">
            <text:p>1543153251.66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313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UBSCRIBER</text:p>
          </table:table-cell>
          <table:table-cell table:number-columns-repeated="9"/>
          <table:table-cell office:value-type="string" calcext:value-type="string">
            <text:p>ELSE FILTERED</text:p>
          </table:table-cell>
          <table:table-cell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2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157.3546" calcext:value-type="float">
            <text:p>1543153157.3546</text:p>
          </table:table-cell>
          <table:table-cell table:formula="of:=[.E25]-[.F13]" office:value-type="float" office:value="1.15613985061646" calcext:value-type="float">
            <text:p>1.15613985061646</text:p>
          </table:table-cell>
          <table:table-cell office:value-type="string" calcext:value-type="string">
            <text:p>time</text:p>
          </table:table-cell>
          <table:table-cell office:value-type="float" office:value="1543153157.43325" calcext:value-type="float">
            <text:p>1543153157.43325</text:p>
          </table:table-cell>
          <table:table-cell table:formula="of:=[.H25]-[.F13]" office:value-type="float" office:value="1.23478984832764" calcext:value-type="float">
            <text:p>1.23478984832764</text:p>
          </table:table-cell>
          <table:table-cell office:value-type="string" calcext:value-type="string">
            <text:p>time</text:p>
          </table:table-cell>
          <table:table-cell office:value-type="float" office:value="1543153157.41361" calcext:value-type="float">
            <text:p>1543153157.41361</text:p>
          </table:table-cell>
          <table:table-cell table:formula="of:=[.K25]-[.F13]" office:value-type="float" office:value="1.21514987945557" calcext:value-type="float">
            <text:p>1.21514987945557</text:p>
          </table:table-cell>
          <table:table-cell table:number-columns-repeated="3"/>
          <table:table-cell table:formula="of:=MAX([.F25];[.I25];[.L25])" office:value-type="float" office:value="1.23478984832764" calcext:value-type="float">
            <text:p>1.23478984832764</text:p>
          </table:table-cell>
          <table:table-cell/>
          <table:table-cell table:formula="of:=AVERAGE([.P25:.P34])" office:value-type="float" office:value="1.27942700386047" calcext:value-type="float">
            <text:p>1.27942700386047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7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168.70312" calcext:value-type="float">
            <text:p>1543153168.70312</text:p>
          </table:table-cell>
          <table:table-cell table:formula="of:=[.E26]-[.F14]" office:value-type="float" office:value="1.78756999969482" calcext:value-type="float">
            <text:p>1.78756999969482</text:p>
          </table:table-cell>
          <table:table-cell office:value-type="string" calcext:value-type="string">
            <text:p>time</text:p>
          </table:table-cell>
          <table:table-cell office:value-type="float" office:value="1543153168.15009" calcext:value-type="float">
            <text:p>1543153168.15009</text:p>
          </table:table-cell>
          <table:table-cell table:formula="of:=[.H26]-[.F14]" office:value-type="float" office:value="1.23453998565674" calcext:value-type="float">
            <text:p>1.23453998565674</text:p>
          </table:table-cell>
          <table:table-cell office:value-type="string" calcext:value-type="string">
            <text:p>time</text:p>
          </table:table-cell>
          <table:table-cell office:value-type="float" office:value="1543153168.17306" calcext:value-type="float">
            <text:p>1543153168.17306</text:p>
          </table:table-cell>
          <table:table-cell table:formula="of:=[.K26]-[.F14]" office:value-type="float" office:value="1.25750994682312" calcext:value-type="float">
            <text:p>1.25750994682312</text:p>
          </table:table-cell>
          <table:table-cell table:number-columns-repeated="3"/>
          <table:table-cell table:formula="of:=MAX([.F26];[.I26];[.L26])" office:value-type="float" office:value="1.78756999969482" calcext:value-type="float">
            <text:p>1.78756999969482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9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178.59032" calcext:value-type="float">
            <text:p>1543153178.59032</text:p>
          </table:table-cell>
          <table:table-cell table:formula="of:=[.E27]-[.F15]" office:value-type="float" office:value="1.15220999717712" calcext:value-type="float">
            <text:p>1.15220999717712</text:p>
          </table:table-cell>
          <table:table-cell office:value-type="string" calcext:value-type="string">
            <text:p>time</text:p>
          </table:table-cell>
          <table:table-cell office:value-type="float" office:value="1543153178.66947" calcext:value-type="float">
            <text:p>1543153178.66947</text:p>
          </table:table-cell>
          <table:table-cell table:formula="of:=[.H27]-[.F15]" office:value-type="float" office:value="1.23135995864868" calcext:value-type="float">
            <text:p>1.23135995864868</text:p>
          </table:table-cell>
          <table:table-cell office:value-type="string" calcext:value-type="string">
            <text:p>time</text:p>
          </table:table-cell>
          <table:table-cell office:value-type="float" office:value="1543153178.69334" calcext:value-type="float">
            <text:p>1543153178.69334</text:p>
          </table:table-cell>
          <table:table-cell table:formula="of:=[.K27]-[.F15]" office:value-type="float" office:value="1.25522994995117" calcext:value-type="float">
            <text:p>1.25522994995117</text:p>
          </table:table-cell>
          <table:table-cell table:number-columns-repeated="3"/>
          <table:table-cell table:formula="of:=MAX([.F27];[.I27];[.L27])" office:value-type="float" office:value="1.25522994995117" calcext:value-type="float">
            <text:p>1.25522994995117</text:p>
          </table:table-cell>
          <table:table-cell/>
          <table:table-cell table:formula="of:=DEVSQ([.P25:.P34])/10" office:value-type="float" office:value="0.090721059415248" calcext:value-type="float">
            <text:p>0.0907210594152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3189.59445" calcext:value-type="float">
            <text:p>1543153189.59445</text:p>
          </table:table-cell>
          <table:table-cell table:formula="of:=[.E28]-[.F16]" office:value-type="float" office:value="1.67963004112244" calcext:value-type="float">
            <text:p>1.67963004112244</text:p>
          </table:table-cell>
          <table:table-cell office:value-type="string" calcext:value-type="string">
            <text:p>time</text:p>
          </table:table-cell>
          <table:table-cell office:value-type="float" office:value="1543153189.13746" calcext:value-type="float">
            <text:p>1543153189.13746</text:p>
          </table:table-cell>
          <table:table-cell table:formula="of:=[.H28]-[.F16]" office:value-type="float" office:value="1.22264003753662" calcext:value-type="float">
            <text:p>1.22264003753662</text:p>
          </table:table-cell>
          <table:table-cell office:value-type="string" calcext:value-type="string">
            <text:p>time</text:p>
          </table:table-cell>
          <table:table-cell office:value-type="float" office:value="1543153189.16689" calcext:value-type="float">
            <text:p>1543153189.16689</text:p>
          </table:table-cell>
          <table:table-cell table:formula="of:=[.K28]-[.F16]" office:value-type="float" office:value="1.25206995010376" calcext:value-type="float">
            <text:p>1.25206995010376</text:p>
          </table:table-cell>
          <table:table-cell table:number-columns-repeated="3"/>
          <table:table-cell table:formula="of:=MAX([.F28];[.I28];[.L28])" office:value-type="float" office:value="1.67963004112244" calcext:value-type="float">
            <text:p>1.67963004112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11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199.57701" calcext:value-type="float">
            <text:p>1543153199.57701</text:p>
          </table:table-cell>
          <table:table-cell table:formula="of:=[.E29]-[.F17]" office:value-type="float" office:value="1.13873982429504" calcext:value-type="float">
            <text:p>1.13873982429504</text:p>
          </table:table-cell>
          <table:table-cell office:value-type="string" calcext:value-type="string">
            <text:p>time</text:p>
          </table:table-cell>
          <table:table-cell office:value-type="float" office:value="1543153199.65333" calcext:value-type="float">
            <text:p>1543153199.65333</text:p>
          </table:table-cell>
          <table:table-cell table:formula="of:=[.H29]-[.F17]" office:value-type="float" office:value="1.21505999565125" calcext:value-type="float">
            <text:p>1.21505999565125</text:p>
          </table:table-cell>
          <table:table-cell office:value-type="string" calcext:value-type="string">
            <text:p>time</text:p>
          </table:table-cell>
          <table:table-cell office:value-type="float" office:value="1543153199.63857" calcext:value-type="float">
            <text:p>1543153199.63857</text:p>
          </table:table-cell>
          <table:table-cell table:formula="of:=[.K29]-[.F17]" office:value-type="float" office:value="1.20029997825623" calcext:value-type="float">
            <text:p>1.20029997825623</text:p>
          </table:table-cell>
          <table:table-cell table:number-columns-repeated="3"/>
          <table:table-cell table:formula="of:=MAX([.F29];[.I29];[.L29])" office:value-type="float" office:value="1.21505999565125" calcext:value-type="float">
            <text:p>1.21505999565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85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210.11022" calcext:value-type="float">
            <text:p>1543153210.11022</text:p>
          </table:table-cell>
          <table:table-cell table:formula="of:=[.E30]-[.F18]" office:value-type="float" office:value="1.16048002243042" calcext:value-type="float">
            <text:p>1.16048002243042</text:p>
          </table:table-cell>
          <table:table-cell office:value-type="string" calcext:value-type="string">
            <text:p>time</text:p>
          </table:table-cell>
          <table:table-cell office:value-type="float" office:value="1543153210.14781" calcext:value-type="float">
            <text:p>1543153210.14781</text:p>
          </table:table-cell>
          <table:table-cell table:formula="of:=[.H30]-[.F18]" office:value-type="float" office:value="1.19807004928589" calcext:value-type="float">
            <text:p>1.19807004928589</text:p>
          </table:table-cell>
          <table:table-cell office:value-type="string" calcext:value-type="string">
            <text:p>time</text:p>
          </table:table-cell>
          <table:table-cell office:value-type="float" office:value="1543153210.21347" calcext:value-type="float">
            <text:p>1543153210.21347</text:p>
          </table:table-cell>
          <table:table-cell table:formula="of:=[.K30]-[.F18]" office:value-type="float" office:value="1.2637300491333" calcext:value-type="float">
            <text:p>1.2637300491333</text:p>
          </table:table-cell>
          <table:table-cell table:number-columns-repeated="3"/>
          <table:table-cell table:formula="of:=MAX([.F30];[.I30];[.L30])" office:value-type="float" office:value="1.2637300491333" calcext:value-type="float">
            <text:p>1.2637300491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87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220.6266" calcext:value-type="float">
            <text:p>1543153220.6266</text:p>
          </table:table-cell>
          <table:table-cell table:formula="of:=[.E31]-[.F19]" office:value-type="float" office:value="1.15332007408142" calcext:value-type="float">
            <text:p>1.15332007408142</text:p>
          </table:table-cell>
          <table:table-cell office:value-type="string" calcext:value-type="string">
            <text:p>time</text:p>
          </table:table-cell>
          <table:table-cell office:value-type="float" office:value="1543153220.70595" calcext:value-type="float">
            <text:p>1543153220.70595</text:p>
          </table:table-cell>
          <table:table-cell table:formula="of:=[.H31]-[.F19]" office:value-type="float" office:value="1.23267006874084" calcext:value-type="float">
            <text:p>1.23267006874084</text:p>
          </table:table-cell>
          <table:table-cell office:value-type="string" calcext:value-type="string">
            <text:p>time</text:p>
          </table:table-cell>
          <table:table-cell office:value-type="float" office:value="1543153220.73023" calcext:value-type="float">
            <text:p>1543153220.73023</text:p>
          </table:table-cell>
          <table:table-cell table:formula="of:=[.K31]-[.F19]" office:value-type="float" office:value="1.25695013999939" calcext:value-type="float">
            <text:p>1.25695013999939</text:p>
          </table:table-cell>
          <table:table-cell table:number-columns-repeated="3"/>
          <table:table-cell table:formula="of:=MAX([.F31];[.I31];[.L31])" office:value-type="float" office:value="1.25695013999939" calcext:value-type="float">
            <text:p>1.256950139999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3231.21356" calcext:value-type="float">
            <text:p>1543153231.21356</text:p>
          </table:table-cell>
          <table:table-cell table:formula="of:=[.E32]-[.F20]" office:value-type="float" office:value="0.482570171356201" calcext:value-type="float">
            <text:p>0.482570171356201</text:p>
          </table:table-cell>
          <table:table-cell office:value-type="string" calcext:value-type="string">
            <text:p>time</text:p>
          </table:table-cell>
          <table:table-cell office:value-type="float" office:value="1543153231.25044" calcext:value-type="float">
            <text:p>1543153231.25044</text:p>
          </table:table-cell>
          <table:table-cell table:formula="of:=[.H32]-[.F20]" office:value-type="float" office:value="0.519449949264526" calcext:value-type="float">
            <text:p>0.519449949264526</text:p>
          </table:table-cell>
          <table:table-cell office:value-type="string" calcext:value-type="string">
            <text:p>time</text:p>
          </table:table-cell>
          <table:table-cell office:value-type="float" office:value="1543153231.31742" calcext:value-type="float">
            <text:p>1543153231.31742</text:p>
          </table:table-cell>
          <table:table-cell table:formula="of:=[.K32]-[.F20]" office:value-type="float" office:value="0.586430072784424" calcext:value-type="float">
            <text:p>0.586430072784424</text:p>
          </table:table-cell>
          <table:table-cell table:number-columns-repeated="3"/>
          <table:table-cell table:formula="of:=MAX([.F32];[.I32];[.L32])" office:value-type="float" office:value="0.586430072784424" calcext:value-type="float">
            <text:p>0.586430072784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23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241.76466" calcext:value-type="float">
            <text:p>1543153241.76466</text:p>
          </table:table-cell>
          <table:table-cell table:formula="of:=[.E33]-[.F21]" office:value-type="float" office:value="1.16170978546143" calcext:value-type="float">
            <text:p>1.16170978546143</text:p>
          </table:table-cell>
          <table:table-cell office:value-type="string" calcext:value-type="string">
            <text:p>time</text:p>
          </table:table-cell>
          <table:table-cell office:value-type="float" office:value="1543153241.80192" calcext:value-type="float">
            <text:p>1543153241.80192</text:p>
          </table:table-cell>
          <table:table-cell table:formula="of:=[.H33]-[.F21]" office:value-type="float" office:value="1.19896984100342" calcext:value-type="float">
            <text:p>1.19896984100342</text:p>
          </table:table-cell>
          <table:table-cell office:value-type="string" calcext:value-type="string">
            <text:p>time</text:p>
          </table:table-cell>
          <table:table-cell office:value-type="float" office:value="1543153241.86918" calcext:value-type="float">
            <text:p>1543153241.86918</text:p>
          </table:table-cell>
          <table:table-cell table:formula="of:=[.K33]-[.F21]" office:value-type="float" office:value="1.26622986793518" calcext:value-type="float">
            <text:p>1.26622986793518</text:p>
          </table:table-cell>
          <table:table-cell table:number-columns-repeated="3"/>
          <table:table-cell table:formula="of:=MAX([.F33];[.I33];[.L33])" office:value-type="float" office:value="1.26622986793518" calcext:value-type="float">
            <text:p>1.26622986793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98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252.29805" calcext:value-type="float">
            <text:p>1543153252.29805</text:p>
          </table:table-cell>
          <table:table-cell table:formula="of:=[.E34]-[.F22]" office:value-type="float" office:value="1.1697199344635" calcext:value-type="float">
            <text:p>1.1697199344635</text:p>
          </table:table-cell>
          <table:table-cell office:value-type="string" calcext:value-type="string">
            <text:p>time</text:p>
          </table:table-cell>
          <table:table-cell office:value-type="float" office:value="1543153252.37698" calcext:value-type="float">
            <text:p>1543153252.37698</text:p>
          </table:table-cell>
          <table:table-cell table:formula="of:=[.H34]-[.F22]" office:value-type="float" office:value="1.24865007400513" calcext:value-type="float">
            <text:p>1.24865007400513</text:p>
          </table:table-cell>
          <table:table-cell office:value-type="string" calcext:value-type="string">
            <text:p>time</text:p>
          </table:table-cell>
          <table:table-cell office:value-type="float" office:value="1543153252.35794" calcext:value-type="float">
            <text:p>1543153252.35794</text:p>
          </table:table-cell>
          <table:table-cell table:formula="of:=[.K34]-[.F22]" office:value-type="float" office:value="1.22960996627808" calcext:value-type="float">
            <text:p>1.22960996627808</text:p>
          </table:table-cell>
          <table:table-cell table:number-columns-repeated="3"/>
          <table:table-cell table:formula="of:=MAX([.F34];[.I34];[.L34])" office:value-type="float" office:value="1.24865007400513" calcext:value-type="float">
            <text:p>1.2486500740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70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600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70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300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30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99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72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25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98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76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36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85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87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ESSAGE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RECEIVED = BOLD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6"/>
          <table:table-cell table:style-name="ce1"/>
          <table:table-cell table:style-name="ce2" office:value-type="string" calcext:value-type="string">
            <text:p>a</text:p>
          </table:table-cell>
          <table:table-cell table:style-name="ce1"/>
          <table:table-cell table:number-columns-repeated="9"/>
        </table:table-row>
        <table:table-row table:style-name="ro2">
          <table:table-cell table:number-columns-repeated="6"/>
          <table:table-cell table:style-name="ce2" office:value-type="string" calcext:value-type="string">
            <text:p>a, z</text:p>
          </table:table-cell>
          <table:table-cell table:style-name="ce1"/>
          <table:table-cell table:style-name="ce2" office:value-type="string" calcext:value-type="string">
            <text:p>a,m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,z,b</text:p>
          </table:table-cell>
          <table:table-cell office:value-type="string" calcext:value-type="string">
            <text:p>a,z,c</text:p>
          </table:table-cell>
          <table:table-cell/>
          <table:table-cell office:value-type="string" calcext:value-type="string">
            <text:p>a,m,q</text:p>
          </table:table-cell>
          <table:table-cell office:value-type="string" calcext:value-type="string">
            <text:p>a,m,p</text:p>
          </table:table-cell>
          <table:table-cell table:number-columns-repeated="8"/>
        </table:table-row>
      </table:table>
      <table:table table:name="5mb with filtering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,b,c</text:p>
          </table:table-cell>
          <table:table-cell office:value-type="string" calcext:value-type="string">
            <text:p>5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DE1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2</text:p>
          </table:table-cell>
          <table:table-cell office:value-type="string" calcext:value-type="string">
            <text:p>a, 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3</text:p>
          </table:table-cell>
          <table:table-cell office:value-type="string" calcext:value-type="string">
            <text:p>a,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4</text:p>
          </table:table-cell>
          <table:table-cell office:value-type="string" calcext:value-type="string">
            <text:p>a,z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5</text:p>
          </table:table-cell>
          <table:table-cell office:value-type="string" calcext:value-type="string">
            <text:p>a,z,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6</text:p>
          </table:table-cell>
          <table:table-cell office:value-type="string" calcext:value-type="string">
            <text:p>a,m,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7</text:p>
          </table:table-cell>
          <table:table-cell office:value-type="string" calcext:value-type="string">
            <text:p>a,m,p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260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624.11142" calcext:value-type="float">
            <text:p>1543153624.1114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256272" calcext:value-type="float">
            <text:p>5.25627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629.36769" calcext:value-type="float">
            <text:p>1543153629.36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85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639.37129" calcext:value-type="float">
            <text:p>1543153639.3712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240905" calcext:value-type="float">
            <text:p>5.24090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644.6122" calcext:value-type="float">
            <text:p>1543153644.6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38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654.61589" calcext:value-type="float">
            <text:p>1543153654.6158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4.932084" calcext:value-type="float">
            <text:p>4.93208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659.54797" calcext:value-type="float">
            <text:p>1543153659.547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669.55164" calcext:value-type="float">
            <text:p>1543153669.5516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168665" calcext:value-type="float">
            <text:p>5.16866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674.7203" calcext:value-type="float">
            <text:p>1543153674.7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245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684.72396" calcext:value-type="float">
            <text:p>1543153684.7239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252019" calcext:value-type="float">
            <text:p>5.25201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689.97598" calcext:value-type="float">
            <text:p>1543153689.97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8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699.97965" calcext:value-type="float">
            <text:p>1543153699.9796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182128" calcext:value-type="float">
            <text:p>5.18212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705.16178" calcext:value-type="float">
            <text:p>1543153705.16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371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715.16552" calcext:value-type="float">
            <text:p>1543153715.1655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180325" calcext:value-type="float">
            <text:p>5.18032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720.34584" calcext:value-type="float">
            <text:p>1543153720.345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730.34955" calcext:value-type="float">
            <text:p>1543153730.3495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239499" calcext:value-type="float">
            <text:p>5.23949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735.58905" calcext:value-type="float">
            <text:p>1543153735.58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4.93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745.59276" calcext:value-type="float">
            <text:p>1543153745.5927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197993" calcext:value-type="float">
            <text:p>5.19799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750.79076" calcext:value-type="float">
            <text:p>1543153750.79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42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3760.79449" calcext:value-type="float">
            <text:p>1543153760.7944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5.233496" calcext:value-type="float">
            <text:p>5.23349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3766.2799" calcext:value-type="float">
            <text:p>1543153766.2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414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UBSCRIBER</text:p>
          </table:table-cell>
          <table:table-cell table:number-columns-repeated="9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17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629.8197" calcext:value-type="float">
            <text:p>1543153629.8197</text:p>
          </table:table-cell>
          <table:table-cell table:formula="of:=[.E24]-[.F12]" office:value-type="float" office:value="5.70828008651733" calcext:value-type="float">
            <text:p>5.70828008651733</text:p>
          </table:table-cell>
          <table:table-cell office:value-type="string" calcext:value-type="string">
            <text:p>time</text:p>
          </table:table-cell>
          <table:table-cell office:value-type="float" office:value="1543153629.99763" calcext:value-type="float">
            <text:p>1543153629.99763</text:p>
          </table:table-cell>
          <table:table-cell table:formula="of:=[.H24]-[.F12]" office:value-type="float" office:value="5.8862099647522" calcext:value-type="float">
            <text:p>5.8862099647522</text:p>
          </table:table-cell>
          <table:table-cell office:value-type="string" calcext:value-type="string">
            <text:p>time</text:p>
          </table:table-cell>
          <table:table-cell office:value-type="float" office:value="1543153630.11539" calcext:value-type="float">
            <text:p>1543153630.11539</text:p>
          </table:table-cell>
          <table:table-cell table:formula="of:=[.K24]-[.F12]" office:value-type="float" office:value="6.0039701461792" calcext:value-type="float">
            <text:p>6.0039701461792</text:p>
          </table:table-cell>
          <table:table-cell/>
          <table:table-cell table:formula="of:=MAX([.L24];[.I24];[.F24])" office:value-type="float" office:value="6.0039701461792" calcext:value-type="float">
            <text:p>6.0039701461792</text:p>
          </table:table-cell>
          <table:table-cell/>
          <table:table-cell table:formula="of:=AVERAGE([.N24:.N33])" office:value-type="float" office:value="6.07566802501678" calcext:value-type="float">
            <text:p>6.07566802501678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6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645.54774" calcext:value-type="float">
            <text:p>1543153645.54774</text:p>
          </table:table-cell>
          <table:table-cell table:formula="of:=[.E25]-[.F13]" office:value-type="float" office:value="6.17645001411438" calcext:value-type="float">
            <text:p>6.17645001411438</text:p>
          </table:table-cell>
          <table:table-cell office:value-type="string" calcext:value-type="string">
            <text:p>time</text:p>
          </table:table-cell>
          <table:table-cell office:value-type="float" office:value="1543153645.27365" calcext:value-type="float">
            <text:p>1543153645.27365</text:p>
          </table:table-cell>
          <table:table-cell table:formula="of:=[.H25]-[.F13]" office:value-type="float" office:value="5.90235996246338" calcext:value-type="float">
            <text:p>5.90235996246338</text:p>
          </table:table-cell>
          <table:table-cell office:value-type="string" calcext:value-type="string">
            <text:p>time</text:p>
          </table:table-cell>
          <table:table-cell office:value-type="float" office:value="1543153645.35005" calcext:value-type="float">
            <text:p>1543153645.35005</text:p>
          </table:table-cell>
          <table:table-cell table:formula="of:=[.K25]-[.F13]" office:value-type="float" office:value="5.97876000404358" calcext:value-type="float">
            <text:p>5.97876000404358</text:p>
          </table:table-cell>
          <table:table-cell/>
          <table:table-cell table:formula="of:=MAX([.L25];[.I25];[.F25])" office:value-type="float" office:value="6.17645001411438" calcext:value-type="float">
            <text:p>6.17645001411438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39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660.29359" calcext:value-type="float">
            <text:p>1543153660.29359</text:p>
          </table:table-cell>
          <table:table-cell table:formula="of:=[.E26]-[.F14]" office:value-type="float" office:value="5.67770004272461" calcext:value-type="float">
            <text:p>5.67770004272461</text:p>
          </table:table-cell>
          <table:table-cell office:value-type="string" calcext:value-type="string">
            <text:p>time</text:p>
          </table:table-cell>
          <table:table-cell office:value-type="float" office:value="1543153660.47005" calcext:value-type="float">
            <text:p>1543153660.47005</text:p>
          </table:table-cell>
          <table:table-cell table:formula="of:=[.H26]-[.F14]" office:value-type="float" office:value="5.85416007041931" calcext:value-type="float">
            <text:p>5.85416007041931</text:p>
          </table:table-cell>
          <table:table-cell office:value-type="string" calcext:value-type="string">
            <text:p>time</text:p>
          </table:table-cell>
          <table:table-cell office:value-type="float" office:value="1543153660.58747" calcext:value-type="float">
            <text:p>1543153660.58747</text:p>
          </table:table-cell>
          <table:table-cell table:formula="of:=[.K26]-[.F14]" office:value-type="float" office:value="5.97158002853394" calcext:value-type="float">
            <text:p>5.97158002853394</text:p>
          </table:table-cell>
          <table:table-cell/>
          <table:table-cell table:formula="of:=MAX([.L26];[.I26];[.F26])" office:value-type="float" office:value="5.97158002853394" calcext:value-type="float">
            <text:p>5.97158002853394</text:p>
          </table:table-cell>
          <table:table-cell/>
          <table:table-cell table:formula="of:=DEVSQ([.N24:.N33])/10" office:value-type="float" office:value="0.0534558815070801" calcext:value-type="float">
            <text:p>0.053455881507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3675.17683" calcext:value-type="float">
            <text:p>1543153675.17683</text:p>
          </table:table-cell>
          <table:table-cell table:formula="of:=[.E27]-[.F15]" office:value-type="float" office:value="5.62519001960754" calcext:value-type="float">
            <text:p>5.62519001960754</text:p>
          </table:table-cell>
          <table:table-cell office:value-type="string" calcext:value-type="string">
            <text:p>time</text:p>
          </table:table-cell>
          <table:table-cell office:value-type="float" office:value="1543153675.35331" calcext:value-type="float">
            <text:p>1543153675.35331</text:p>
          </table:table-cell>
          <table:table-cell table:formula="of:=[.H27]-[.F15]" office:value-type="float" office:value="5.80167007446289" calcext:value-type="float">
            <text:p>5.80167007446289</text:p>
          </table:table-cell>
          <table:table-cell office:value-type="string" calcext:value-type="string">
            <text:p>time</text:p>
          </table:table-cell>
          <table:table-cell office:value-type="float" office:value="1543153675.4682" calcext:value-type="float">
            <text:p>1543153675.4682</text:p>
          </table:table-cell>
          <table:table-cell table:formula="of:=[.K27]-[.F15]" office:value-type="float" office:value="5.91655993461609" calcext:value-type="float">
            <text:p>5.91655993461609</text:p>
          </table:table-cell>
          <table:table-cell/>
          <table:table-cell table:formula="of:=MAX([.L27];[.I27];[.F27])" office:value-type="float" office:value="5.91655993461609" calcext:value-type="float">
            <text:p>5.91655993461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25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690.42671" calcext:value-type="float">
            <text:p>1543153690.42671</text:p>
          </table:table-cell>
          <table:table-cell table:formula="of:=[.E28]-[.F16]" office:value-type="float" office:value="5.70274996757507" calcext:value-type="float">
            <text:p>5.70274996757507</text:p>
          </table:table-cell>
          <table:table-cell office:value-type="string" calcext:value-type="string">
            <text:p>time</text:p>
          </table:table-cell>
          <table:table-cell office:value-type="float" office:value="1543153690.64501" calcext:value-type="float">
            <text:p>1543153690.64501</text:p>
          </table:table-cell>
          <table:table-cell table:formula="of:=[.H28]-[.F16]" office:value-type="float" office:value="5.92105007171631" calcext:value-type="float">
            <text:p>5.92105007171631</text:p>
          </table:table-cell>
          <table:table-cell office:value-type="string" calcext:value-type="string">
            <text:p>time</text:p>
          </table:table-cell>
          <table:table-cell office:value-type="float" office:value="1543153690.72205" calcext:value-type="float">
            <text:p>1543153690.72205</text:p>
          </table:table-cell>
          <table:table-cell table:formula="of:=[.K28]-[.F16]" office:value-type="float" office:value="5.99809002876282" calcext:value-type="float">
            <text:p>5.99809002876282</text:p>
          </table:table-cell>
          <table:table-cell/>
          <table:table-cell table:formula="of:=MAX([.L28];[.I28];[.F28])" office:value-type="float" office:value="5.99809002876282" calcext:value-type="float">
            <text:p>5.99809002876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50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705.60388" calcext:value-type="float">
            <text:p>1543153705.60388</text:p>
          </table:table-cell>
          <table:table-cell table:formula="of:=[.E29]-[.F17]" office:value-type="float" office:value="5.6242299079895" calcext:value-type="float">
            <text:p>5.6242299079895</text:p>
          </table:table-cell>
          <table:table-cell office:value-type="string" calcext:value-type="string">
            <text:p>time</text:p>
          </table:table-cell>
          <table:table-cell office:value-type="float" office:value="1543153705.82103" calcext:value-type="float">
            <text:p>1543153705.82103</text:p>
          </table:table-cell>
          <table:table-cell table:formula="of:=[.H29]-[.F17]" office:value-type="float" office:value="5.84137988090515" calcext:value-type="float">
            <text:p>5.84137988090515</text:p>
          </table:table-cell>
          <table:table-cell office:value-type="string" calcext:value-type="string">
            <text:p>time</text:p>
          </table:table-cell>
          <table:table-cell office:value-type="float" office:value="1543153705.89596" calcext:value-type="float">
            <text:p>1543153705.89596</text:p>
          </table:table-cell>
          <table:table-cell table:formula="of:=[.K29]-[.F17]" office:value-type="float" office:value="5.91631007194519" calcext:value-type="float">
            <text:p>5.91631007194519</text:p>
          </table:table-cell>
          <table:table-cell/>
          <table:table-cell table:formula="of:=MAX([.L29];[.I29];[.F29])" office:value-type="float" office:value="5.91631007194519" calcext:value-type="float">
            <text:p>5.91631007194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40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720.79789" calcext:value-type="float">
            <text:p>1543153720.79789</text:p>
          </table:table-cell>
          <table:table-cell table:formula="of:=[.E30]-[.F18]" office:value-type="float" office:value="5.63236999511719" calcext:value-type="float">
            <text:p>5.63236999511719</text:p>
          </table:table-cell>
          <table:table-cell office:value-type="string" calcext:value-type="string">
            <text:p>time</text:p>
          </table:table-cell>
          <table:table-cell office:value-type="float" office:value="1543153721.13499" calcext:value-type="float">
            <text:p>1543153721.13499</text:p>
          </table:table-cell>
          <table:table-cell table:formula="of:=[.H30]-[.F18]" office:value-type="float" office:value="5.96947002410889" calcext:value-type="float">
            <text:p>5.96947002410889</text:p>
          </table:table-cell>
          <table:table-cell office:value-type="string" calcext:value-type="string">
            <text:p>time</text:p>
          </table:table-cell>
          <table:table-cell office:value-type="float" office:value="1543153721.90018" calcext:value-type="float">
            <text:p>1543153721.90018</text:p>
          </table:table-cell>
          <table:table-cell table:formula="of:=[.K30]-[.F18]" office:value-type="float" office:value="6.73466014862061" calcext:value-type="float">
            <text:p>6.73466014862061</text:p>
          </table:table-cell>
          <table:table-cell/>
          <table:table-cell table:formula="of:=MAX([.L30];[.I30];[.F30])" office:value-type="float" office:value="6.73466014862061" calcext:value-type="float">
            <text:p>6.734660148620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3736.42387" calcext:value-type="float">
            <text:p>1543153736.42387</text:p>
          </table:table-cell>
          <table:table-cell table:formula="of:=[.E31]-[.F19]" office:value-type="float" office:value="6.07432007789612" calcext:value-type="float">
            <text:p>6.07432007789612</text:p>
          </table:table-cell>
          <table:table-cell office:value-type="string" calcext:value-type="string">
            <text:p>time</text:p>
          </table:table-cell>
          <table:table-cell office:value-type="float" office:value="1543153736.22046" calcext:value-type="float">
            <text:p>1543153736.22046</text:p>
          </table:table-cell>
          <table:table-cell table:formula="of:=[.H31]-[.F19]" office:value-type="float" office:value="5.87090992927551" calcext:value-type="float">
            <text:p>5.87090992927551</text:p>
          </table:table-cell>
          <table:table-cell office:value-type="string" calcext:value-type="string">
            <text:p>time</text:p>
          </table:table-cell>
          <table:table-cell office:value-type="float" office:value="1543153736.33737" calcext:value-type="float">
            <text:p>1543153736.33737</text:p>
          </table:table-cell>
          <table:table-cell table:formula="of:=[.K31]-[.F19]" office:value-type="float" office:value="5.98781991004944" calcext:value-type="float">
            <text:p>5.98781991004944</text:p>
          </table:table-cell>
          <table:table-cell/>
          <table:table-cell table:formula="of:=MAX([.L31];[.I31];[.F31])" office:value-type="float" office:value="6.07432007789612" calcext:value-type="float">
            <text:p>6.07432007789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18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751.23963" calcext:value-type="float">
            <text:p>1543153751.23963</text:p>
          </table:table-cell>
          <table:table-cell table:formula="of:=[.E32]-[.F20]" office:value-type="float" office:value="5.64686989784241" calcext:value-type="float">
            <text:p>5.64686989784241</text:p>
          </table:table-cell>
          <table:table-cell office:value-type="string" calcext:value-type="string">
            <text:p>time</text:p>
          </table:table-cell>
          <table:table-cell office:value-type="float" office:value="1543153751.41646" calcext:value-type="float">
            <text:p>1543153751.41646</text:p>
          </table:table-cell>
          <table:table-cell table:formula="of:=[.H32]-[.F20]" office:value-type="float" office:value="5.82369995117188" calcext:value-type="float">
            <text:p>5.82369995117188</text:p>
          </table:table-cell>
          <table:table-cell office:value-type="string" calcext:value-type="string">
            <text:p>time</text:p>
          </table:table-cell>
          <table:table-cell office:value-type="float" office:value="1543153751.57802" calcext:value-type="float">
            <text:p>1543153751.57802</text:p>
          </table:table-cell>
          <table:table-cell table:formula="of:=[.K32]-[.F20]" office:value-type="float" office:value="5.98526000976563" calcext:value-type="float">
            <text:p>5.98526000976563</text:p>
          </table:table-cell>
          <table:table-cell/>
          <table:table-cell table:formula="of:=MAX([.L32];[.I32];[.F32])" office:value-type="float" office:value="5.98526000976563" calcext:value-type="float">
            <text:p>5.9852600097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38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3766.47949" calcext:value-type="float">
            <text:p>1543153766.47949</text:p>
          </table:table-cell>
          <table:table-cell table:formula="of:=[.E33]-[.F21]" office:value-type="float" office:value="5.68499994277954" calcext:value-type="float">
            <text:p>5.68499994277954</text:p>
          </table:table-cell>
          <table:table-cell office:value-type="string" calcext:value-type="string">
            <text:p>time</text:p>
          </table:table-cell>
          <table:table-cell office:value-type="float" office:value="1543153766.65598" calcext:value-type="float">
            <text:p>1543153766.65598</text:p>
          </table:table-cell>
          <table:table-cell table:formula="of:=[.H33]-[.F21]" office:value-type="float" office:value="5.86149001121521" calcext:value-type="float">
            <text:p>5.86149001121521</text:p>
          </table:table-cell>
          <table:table-cell office:value-type="string" calcext:value-type="string">
            <text:p>time</text:p>
          </table:table-cell>
          <table:table-cell office:value-type="float" office:value="1543153766.77397" calcext:value-type="float">
            <text:p>1543153766.77397</text:p>
          </table:table-cell>
          <table:table-cell table:formula="of:=[.K33]-[.F21]" office:value-type="float" office:value="5.97947978973389" calcext:value-type="float">
            <text:p>5.97947978973389</text:p>
          </table:table-cell>
          <table:table-cell/>
          <table:table-cell table:formula="of:=MAX([.L33];[.I33];[.F33])" office:value-type="float" office:value="5.97947978973389" calcext:value-type="float">
            <text:p>5.97947978973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424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184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80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410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243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45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412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202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71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387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5.237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82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387s</text:p>
          </table:table-cell>
          <table:table-cell table:number-columns-repeated="14"/>
        </table:table-row>
      </table:table>
      <table:table table:name="10mb with filtering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,b,c</text:p>
          </table:table-cell>
          <table:table-cell office:value-type="string" calcext:value-type="string">
            <text:p>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DE1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2</text:p>
          </table:table-cell>
          <table:table-cell office:value-type="string" calcext:value-type="string">
            <text:p>a, 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3</text:p>
          </table:table-cell>
          <table:table-cell office:value-type="string" calcext:value-type="string">
            <text:p>a,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4</text:p>
          </table:table-cell>
          <table:table-cell office:value-type="string" calcext:value-type="string">
            <text:p>a,z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5</text:p>
          </table:table-cell>
          <table:table-cell office:value-type="string" calcext:value-type="string">
            <text:p>a,z,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6</text:p>
          </table:table-cell>
          <table:table-cell office:value-type="string" calcext:value-type="string">
            <text:p>a,m,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E7</text:p>
          </table:table-cell>
          <table:table-cell office:value-type="string" calcext:value-type="string">
            <text:p>a,m,p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1.13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103.53196" calcext:value-type="float">
            <text:p>1543154103.5319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1.135763" calcext:value-type="float">
            <text:p>11.13576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114.66772" calcext:value-type="float">
            <text:p>1543154114.66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698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124.67142" calcext:value-type="float">
            <text:p>1543154124.6714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1.245682" calcext:value-type="float">
            <text:p>11.24568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135.91711" calcext:value-type="float">
            <text:p>1543154135.91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834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145.92091" calcext:value-type="float">
            <text:p>1543154145.9209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0.700091" calcext:value-type="float">
            <text:p>10.70009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156.621" calcext:value-type="float">
            <text:p>1543154156.6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166.62468" calcext:value-type="float">
            <text:p>1543154166.6246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1.384937" calcext:value-type="float">
            <text:p>11.38493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178.9616" calcext:value-type="float">
            <text:p>1543154178.9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1.24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188.13395" calcext:value-type="float">
            <text:p>1543154188.1339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1.102598" calcext:value-type="float">
            <text:p>11.10259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199.11599" calcext:value-type="float">
            <text:p>1543154199.11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92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209.11968" calcext:value-type="float">
            <text:p>1543154209.1196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2.249716" calcext:value-type="float">
            <text:p>12.24971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221.3694" calcext:value-type="float">
            <text:p>1543154221.3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73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231.37314" calcext:value-type="float">
            <text:p>1543154231.3731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1.710588" calcext:value-type="float">
            <text:p>11.71058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243.83723" calcext:value-type="float">
            <text:p>1543154243.837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253.87405" calcext:value-type="float">
            <text:p>1543154253.8740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1.446306" calcext:value-type="float">
            <text:p>11.44630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264.53371" calcext:value-type="float">
            <text:p>1543154264.53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0.704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274.53741" calcext:value-type="float">
            <text:p>1543154274.5374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1.43412" calcext:value-type="float">
            <text:p>11.4341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285.97153" calcext:value-type="float">
            <text:p>1543154285.97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18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4295.97512" calcext:value-type="float">
            <text:p>1543154295.9751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2.15371" calcext:value-type="float">
            <text:p>12.1537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4307.99049" calcext:value-type="float">
            <text:p>1543154307.99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832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UBSCRIBER</text:p>
          </table:table-cell>
          <table:table-cell table:number-columns-repeated="9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1.38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114.83658" calcext:value-type="float">
            <text:p>1543154114.83658</text:p>
          </table:table-cell>
          <table:table-cell table:formula="of:=[.E24]-[.F12]" office:value-type="float" office:value="11.3046200275421" calcext:value-type="float">
            <text:p>11.3046200275421</text:p>
          </table:table-cell>
          <table:table-cell office:value-type="string" calcext:value-type="string">
            <text:p>time</text:p>
          </table:table-cell>
          <table:table-cell office:value-type="float" office:value="1543154115.19097" calcext:value-type="float">
            <text:p>1543154115.19097</text:p>
          </table:table-cell>
          <table:table-cell table:formula="of:=[.H24]-[.F12]" office:value-type="float" office:value="11.6590099334717" calcext:value-type="float">
            <text:p>11.6590099334717</text:p>
          </table:table-cell>
          <table:table-cell office:value-type="string" calcext:value-type="string">
            <text:p>time</text:p>
          </table:table-cell>
          <table:table-cell office:value-type="float" office:value="1543154115.4207" calcext:value-type="float">
            <text:p>1543154115.4207</text:p>
          </table:table-cell>
          <table:table-cell table:formula="of:=[.K24]-[.F12]" office:value-type="float" office:value="11.8887400627136" calcext:value-type="float">
            <text:p>11.8887400627136</text:p>
          </table:table-cell>
          <table:table-cell/>
          <table:table-cell table:formula="of:=MAX([.F24];[.I24];[.L24])" office:value-type="float" office:value="11.8887400627136" calcext:value-type="float">
            <text:p>11.8887400627136</text:p>
          </table:table-cell>
          <table:table-cell/>
          <table:table-cell table:formula="of:=AVERAGE([.N24:.N33])" office:value-type="float" office:value="12.7505749940872" calcext:value-type="float">
            <text:p>12.7505749940872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9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136.76324" calcext:value-type="float">
            <text:p>1543154136.76324</text:p>
          </table:table-cell>
          <table:table-cell table:formula="of:=[.E25]-[.F13]" office:value-type="float" office:value="12.0918200016022" calcext:value-type="float">
            <text:p>12.0918200016022</text:p>
          </table:table-cell>
          <table:table-cell office:value-type="string" calcext:value-type="string">
            <text:p>time</text:p>
          </table:table-cell>
          <table:table-cell office:value-type="float" office:value="1543154136.49344" calcext:value-type="float">
            <text:p>1543154136.49344</text:p>
          </table:table-cell>
          <table:table-cell table:formula="of:=[.H25]-[.F13]" office:value-type="float" office:value="11.8220198154449" calcext:value-type="float">
            <text:p>11.8220198154449</text:p>
          </table:table-cell>
          <table:table-cell office:value-type="string" calcext:value-type="string">
            <text:p>time</text:p>
          </table:table-cell>
          <table:table-cell office:value-type="float" office:value="1543154136.69465" calcext:value-type="float">
            <text:p>1543154136.69465</text:p>
          </table:table-cell>
          <table:table-cell table:formula="of:=[.K25]-[.F13]" office:value-type="float" office:value="12.0232298374176" calcext:value-type="float">
            <text:p>12.0232298374176</text:p>
          </table:table-cell>
          <table:table-cell/>
          <table:table-cell table:formula="of:=MAX([.F25];[.I25];[.L25])" office:value-type="float" office:value="12.0918200016022" calcext:value-type="float">
            <text:p>12.0918200016022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773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157.3841" calcext:value-type="float">
            <text:p>1543154157.3841</text:p>
          </table:table-cell>
          <table:table-cell table:formula="of:=[.E26]-[.F14]" office:value-type="float" office:value="11.4631900787354" calcext:value-type="float">
            <text:p>11.4631900787354</text:p>
          </table:table-cell>
          <table:table-cell office:value-type="string" calcext:value-type="string">
            <text:p>time</text:p>
          </table:table-cell>
          <table:table-cell office:value-type="float" office:value="1543154157.77465" calcext:value-type="float">
            <text:p>1543154157.77465</text:p>
          </table:table-cell>
          <table:table-cell table:formula="of:=[.H26]-[.F14]" office:value-type="float" office:value="11.8537402153015" calcext:value-type="float">
            <text:p>11.8537402153015</text:p>
          </table:table-cell>
          <table:table-cell office:value-type="string" calcext:value-type="string">
            <text:p>time</text:p>
          </table:table-cell>
          <table:table-cell office:value-type="float" office:value="1543154158.87078" calcext:value-type="float">
            <text:p>1543154158.87078</text:p>
          </table:table-cell>
          <table:table-cell table:formula="of:=[.K26]-[.F14]" office:value-type="float" office:value="12.9498701095581" calcext:value-type="float">
            <text:p>12.9498701095581</text:p>
          </table:table-cell>
          <table:table-cell/>
          <table:table-cell table:formula="of:=MAX([.F26];[.I26];[.L26])" office:value-type="float" office:value="12.9498701095581" calcext:value-type="float">
            <text:p>12.9498701095581</text:p>
          </table:table-cell>
          <table:table-cell/>
          <table:table-cell table:formula="of:=DEVSQ([.N24:.N33])/10" office:value-type="float" office:value="0.292254049732776" calcext:value-type="float">
            <text:p>0.2922540497327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4178.22493" calcext:value-type="float">
            <text:p>1543154178.22493</text:p>
          </table:table-cell>
          <table:table-cell table:formula="of:=[.E27]-[.F15]" office:value-type="float" office:value="11.600250005722" calcext:value-type="float">
            <text:p>11.600250005722</text:p>
          </table:table-cell>
          <table:table-cell office:value-type="string" calcext:value-type="string">
            <text:p>time</text:p>
          </table:table-cell>
          <table:table-cell office:value-type="float" office:value="1543154178.716" calcext:value-type="float">
            <text:p>1543154178.716</text:p>
          </table:table-cell>
          <table:table-cell table:formula="of:=[.H27]-[.F15]" office:value-type="float" office:value="12.0913200378418" calcext:value-type="float">
            <text:p>12.0913200378418</text:p>
          </table:table-cell>
          <table:table-cell office:value-type="string" calcext:value-type="string">
            <text:p>time</text:p>
          </table:table-cell>
          <table:table-cell office:value-type="float" office:value="1543154179.70261" calcext:value-type="float">
            <text:p>1543154179.70261</text:p>
          </table:table-cell>
          <table:table-cell table:formula="of:=[.K27]-[.F15]" office:value-type="float" office:value="13.0779299736023" calcext:value-type="float">
            <text:p>13.0779299736023</text:p>
          </table:table-cell>
          <table:table-cell/>
          <table:table-cell table:formula="of:=MAX([.F27];[.I27];[.L27])" office:value-type="float" office:value="13.0779299736023" calcext:value-type="float">
            <text:p>13.0779299736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1.10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200.10198" calcext:value-type="float">
            <text:p>1543154200.10198</text:p>
          </table:table-cell>
          <table:table-cell table:formula="of:=[.E28]-[.F16]" office:value-type="float" office:value="11.9680299758911" calcext:value-type="float">
            <text:p>11.9680299758911</text:p>
          </table:table-cell>
          <table:table-cell office:value-type="string" calcext:value-type="string">
            <text:p>time</text:p>
          </table:table-cell>
          <table:table-cell office:value-type="float" office:value="1543154200.59328" calcext:value-type="float">
            <text:p>1543154200.59328</text:p>
          </table:table-cell>
          <table:table-cell table:formula="of:=[.H28]-[.F16]" office:value-type="float" office:value="12.4593300819397" calcext:value-type="float">
            <text:p>12.4593300819397</text:p>
          </table:table-cell>
          <table:table-cell office:value-type="string" calcext:value-type="string">
            <text:p>time</text:p>
          </table:table-cell>
          <table:table-cell office:value-type="float" office:value="1543154200.90743" calcext:value-type="float">
            <text:p>1543154200.90743</text:p>
          </table:table-cell>
          <table:table-cell table:formula="of:=[.K28]-[.F16]" office:value-type="float" office:value="12.7734799385071" calcext:value-type="float">
            <text:p>12.7734799385071</text:p>
          </table:table-cell>
          <table:table-cell/>
          <table:table-cell table:formula="of:=MAX([.F28];[.I28];[.L28])" office:value-type="float" office:value="12.7734799385071" calcext:value-type="float">
            <text:p>12.773479938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87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221.6032" calcext:value-type="float">
            <text:p>1543154221.6032</text:p>
          </table:table-cell>
          <table:table-cell table:formula="of:=[.E29]-[.F17]" office:value-type="float" office:value="12.4835200309753" calcext:value-type="float">
            <text:p>12.4835200309753</text:p>
          </table:table-cell>
          <table:table-cell office:value-type="string" calcext:value-type="string">
            <text:p>time</text:p>
          </table:table-cell>
          <table:table-cell office:value-type="float" office:value="1543154222.51731" calcext:value-type="float">
            <text:p>1543154222.51731</text:p>
          </table:table-cell>
          <table:table-cell table:formula="of:=[.H29]-[.F17]" office:value-type="float" office:value="13.3976299762726" calcext:value-type="float">
            <text:p>13.3976299762726</text:p>
          </table:table-cell>
          <table:table-cell office:value-type="string" calcext:value-type="string">
            <text:p>time</text:p>
          </table:table-cell>
          <table:table-cell office:value-type="float" office:value="1543154222.32355" calcext:value-type="float">
            <text:p>1543154222.32355</text:p>
          </table:table-cell>
          <table:table-cell table:formula="of:=[.K29]-[.F17]" office:value-type="float" office:value="13.2038700580597" calcext:value-type="float">
            <text:p>13.2038700580597</text:p>
          </table:table-cell>
          <table:table-cell/>
          <table:table-cell table:formula="of:=MAX([.F29];[.I29];[.L29])" office:value-type="float" office:value="13.3976299762726" calcext:value-type="float">
            <text:p>13.3976299762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83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243.30253" calcext:value-type="float">
            <text:p>1543154243.30253</text:p>
          </table:table-cell>
          <table:table-cell table:formula="of:=[.E30]-[.F18]" office:value-type="float" office:value="11.9293899536133" calcext:value-type="float">
            <text:p>11.9293899536133</text:p>
          </table:table-cell>
          <table:table-cell office:value-type="string" calcext:value-type="string">
            <text:p>time</text:p>
          </table:table-cell>
          <table:table-cell office:value-type="float" office:value="1543154243.79322" calcext:value-type="float">
            <text:p>1543154243.79322</text:p>
          </table:table-cell>
          <table:table-cell table:formula="of:=[.H30]-[.F18]" office:value-type="float" office:value="12.4200799465179" calcext:value-type="float">
            <text:p>12.4200799465179</text:p>
          </table:table-cell>
          <table:table-cell office:value-type="string" calcext:value-type="string">
            <text:p>time</text:p>
          </table:table-cell>
          <table:table-cell office:value-type="float" office:value="1543154244.10515" calcext:value-type="float">
            <text:p>1543154244.10515</text:p>
          </table:table-cell>
          <table:table-cell table:formula="of:=[.K30]-[.F18]" office:value-type="float" office:value="12.7320098876953" calcext:value-type="float">
            <text:p>12.7320098876953</text:p>
          </table:table-cell>
          <table:table-cell/>
          <table:table-cell table:formula="of:=MAX([.F30];[.I30];[.L30])" office:value-type="float" office:value="12.7320098876953" calcext:value-type="float">
            <text:p>12.73200988769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4265.52837" calcext:value-type="float">
            <text:p>1543154265.52837</text:p>
          </table:table-cell>
          <table:table-cell table:formula="of:=[.E31]-[.F19]" office:value-type="float" office:value="11.6543200016022" calcext:value-type="float">
            <text:p>11.6543200016022</text:p>
          </table:table-cell>
          <table:table-cell office:value-type="string" calcext:value-type="string">
            <text:p>time</text:p>
          </table:table-cell>
          <table:table-cell office:value-type="float" office:value="1543154265.99674" calcext:value-type="float">
            <text:p>1543154265.99674</text:p>
          </table:table-cell>
          <table:table-cell table:formula="of:=[.H31]-[.F19]" office:value-type="float" office:value="12.1226902008057" calcext:value-type="float">
            <text:p>12.1226902008057</text:p>
          </table:table-cell>
          <table:table-cell office:value-type="string" calcext:value-type="string">
            <text:p>time</text:p>
          </table:table-cell>
          <table:table-cell office:value-type="float" office:value="1543154266.27164" calcext:value-type="float">
            <text:p>1543154266.27164</text:p>
          </table:table-cell>
          <table:table-cell table:formula="of:=[.K31]-[.F19]" office:value-type="float" office:value="12.3975901603699" calcext:value-type="float">
            <text:p>12.3975901603699</text:p>
          </table:table-cell>
          <table:table-cell/>
          <table:table-cell table:formula="of:=MAX([.F31];[.I31];[.L31])" office:value-type="float" office:value="12.3975901603699" calcext:value-type="float">
            <text:p>12.3975901603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2.253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286.18942" calcext:value-type="float">
            <text:p>1543154286.18942</text:p>
          </table:table-cell>
          <table:table-cell table:formula="of:=[.E32]-[.F20]" office:value-type="float" office:value="11.6520099639893" calcext:value-type="float">
            <text:p>11.6520099639893</text:p>
          </table:table-cell>
          <table:table-cell office:value-type="string" calcext:value-type="string">
            <text:p>time</text:p>
          </table:table-cell>
          <table:table-cell office:value-type="float" office:value="1543154286.68356" calcext:value-type="float">
            <text:p>1543154286.68356</text:p>
          </table:table-cell>
          <table:table-cell table:formula="of:=[.H32]-[.F20]" office:value-type="float" office:value="12.1461498737335" calcext:value-type="float">
            <text:p>12.1461498737335</text:p>
          </table:table-cell>
          <table:table-cell office:value-type="string" calcext:value-type="string">
            <text:p>time</text:p>
          </table:table-cell>
          <table:table-cell office:value-type="float" office:value="1543154286.99821" calcext:value-type="float">
            <text:p>1543154286.99821</text:p>
          </table:table-cell>
          <table:table-cell table:formula="of:=[.K32]-[.F20]" office:value-type="float" office:value="12.4607999324799" calcext:value-type="float">
            <text:p>12.4607999324799</text:p>
          </table:table-cell>
          <table:table-cell/>
          <table:table-cell table:formula="of:=MAX([.F32];[.I32];[.L32])" office:value-type="float" office:value="12.4607999324799" calcext:value-type="float">
            <text:p>12.4607999324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43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4308.1959" calcext:value-type="float">
            <text:p>1543154308.1959</text:p>
          </table:table-cell>
          <table:table-cell table:formula="of:=[.E33]-[.F21]" office:value-type="float" office:value="12.2207798957825" calcext:value-type="float">
            <text:p>12.2207798957825</text:p>
          </table:table-cell>
          <table:table-cell office:value-type="string" calcext:value-type="string">
            <text:p>time</text:p>
          </table:table-cell>
          <table:table-cell office:value-type="float" office:value="1543154308.69066" calcext:value-type="float">
            <text:p>1543154308.69066</text:p>
          </table:table-cell>
          <table:table-cell table:formula="of:=[.H33]-[.F21]" office:value-type="float" office:value="12.715539932251" calcext:value-type="float">
            <text:p>12.715539932251</text:p>
          </table:table-cell>
          <table:table-cell office:value-type="string" calcext:value-type="string">
            <text:p>time</text:p>
          </table:table-cell>
          <table:table-cell office:value-type="float" office:value="1543154309.711" calcext:value-type="float">
            <text:p>1543154309.711</text:p>
          </table:table-cell>
          <table:table-cell table:formula="of:=[.K33]-[.F21]" office:value-type="float" office:value="13.7358798980713" calcext:value-type="float">
            <text:p>13.7358798980713</text:p>
          </table:table-cell>
          <table:table-cell/>
          <table:table-cell table:formula="of:=MAX([.F33];[.I33];[.L33])" office:value-type="float" office:value="13.7358798980713" calcext:value-type="float">
            <text:p>13.7358798980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.051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1.714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28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922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1.450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01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.103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1.438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42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827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2.019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38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961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04:43.083523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2:37:55.636649148</meta:creation-date>
    <meta:generator>LibreOffice/6.0.6.2$Linux_X86_64 LibreOffice_project/00m0$Build-2</meta:generator>
    <dc:date>2018-11-25T23:05:47.134934700</dc:date>
    <meta:editing-duration>PT24M45S</meta:editing-duration>
    <meta:editing-cycles>7</meta:editing-cycles>
    <meta:document-statistic meta:table-count="3" meta:cell-count="842" meta:object-count="0"/>
  </office:meta>
</office:document-meta>
</file>